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xmlns:officeooo="http://openoffice.org/2009/office" style:use-window-font-color="true" style:font-name="Times New Roman" fo:font-size="12pt" fo:language="es" fo:country="ES" fo:font-weight="bold" officeooo:rsid="00a51964" officeooo:paragraph-rsid="00a51964" style:font-name-asian="Times New Roman1" style:font-size-asian="12pt" style:font-weight-asian="bold" style:font-name-complex="Times New Roman1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xmlns:officeooo="http://openoffice.org/2009/office" style:use-window-font-color="true" style:font-name="Times New Roman" fo:font-size="12pt" fo:language="es" fo:country="ES" fo:font-weight="bold" officeooo:rsid="00a51964" officeooo:paragraph-rsid="00a51964" style:font-size-asian="12pt" style:font-weight-asian="bold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xmlns:officeooo="http://openoffice.org/2009/office" style:use-window-font-color="true" style:font-name="Times New Roman" fo:font-size="12pt" fo:language="es" fo:country="ES" fo:font-weight="normal" officeooo:rsid="00a51964" officeooo:paragraph-rsid="00a51964" style:font-size-asian="12pt" style:font-weight-asian="normal" style:font-name-complex="Times New Roman1" style:font-weight-complex="normal"/>
    </style:style>
    <style:style style:name="P5" style:family="paragraph" style:parent-style-name="Standard">
      <style:paragraph-properties fo:text-align="justify" style:justify-single-word="false"/>
      <style:text-properties xmlns:officeooo="http://openoffice.org/2009/office" style:use-window-font-color="true" style:font-name="Times New Roman" fo:font-size="12pt" fo:language="es" fo:country="ES" fo:font-weight="normal" officeooo:rsid="00a51964" officeooo:paragraph-rsid="00a51964" style:font-size-asian="12pt" style:font-weight-asian="normal" style:font-name-complex="Times New Roman1" style:font-weight-complex="normal"/>
    </style:style>
    <style:style style:name="P6" style:family="paragraph" style:parent-style-name="Standard">
      <style:paragraph-properties fo:text-align="justify" style:justify-single-word="false"/>
      <style:text-properties xmlns:officeooo="http://openoffice.org/2009/office" style:use-window-font-color="true" style:font-name="Times New Roman" fo:font-size="12pt" officeooo:rsid="00928f2a" style:font-size-asian="12pt" style:font-name-complex="Times New Roman1"/>
    </style:style>
    <style:style style:name="P7" style:family="paragraph" style:parent-style-name="Standard">
      <style:paragraph-properties fo:text-align="justify" style:justify-single-word="false"/>
      <style:text-properties xmlns:officeooo="http://openoffice.org/2009/office" style:use-window-font-color="true" officeooo:paragraph-rsid="006a78af"/>
    </style:style>
    <style:style style:name="P8" style:family="paragraph" style:parent-style-name="Standard">
      <style:paragraph-properties fo:text-align="justify" style:justify-single-word="false"/>
      <style:text-properties xmlns:officeooo="http://openoffice.org/2009/office" style:use-window-font-color="true" officeooo:paragraph-rsid="00a51964"/>
    </style:style>
    <style:style style:name="P9" style:family="paragraph" style:parent-style-name="Standard">
      <style:paragraph-properties fo:text-align="justify" style:justify-single-word="false"/>
      <style:text-properties xmlns:officeooo="http://openoffice.org/2009/office" officeooo:paragraph-rsid="00a51964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xmlns:officeooo="http://openoffice.org/2009/office" style:use-window-font-color="true" style:font-name="Times New Roman" fo:font-size="18pt" fo:language="es" fo:country="ES" fo:font-weight="bold" officeooo:rsid="00a24328" style:font-size-asian="18pt" style:font-weight-asian="bold" style:font-name-complex="Times New Roman1"/>
    </style:style>
    <style:style style:name="P11" style:family="paragraph" style:parent-style-name="Standard">
      <style:paragraph-properties fo:text-align="justify" style:justify-single-word="false"/>
      <style:text-properties xmlns:officeooo="http://openoffice.org/2009/office" style:use-window-font-color="true" style:font-name="Times New Roman" fo:font-size="12pt" fo:language="es" fo:country="ES" fo:font-weight="normal" officeooo:rsid="00a24328" officeooo:paragraph-rsid="006a78af" style:font-name-asian="Times New Roman1" style:font-size-asian="12pt" style:font-weight-asian="normal" style:font-name-complex="Times New Roman1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xmlns:officeooo="http://openoffice.org/2009/office" style:use-window-font-color="true" style:font-name="Times New Roman" fo:font-size="12pt" fo:language="es" fo:country="ES" fo:font-weight="normal" officeooo:rsid="00a24328" officeooo:paragraph-rsid="00a51964" style:font-name-asian="Times New Roman1" style:font-size-asian="12pt" style:font-weight-asian="normal" style:font-name-complex="Times New Roman1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xmlns:officeooo="http://openoffice.org/2009/office" style:use-window-font-color="true" style:font-name="Times New Roman" fo:font-size="12pt" fo:language="es" fo:country="ES" fo:font-weight="normal" officeooo:rsid="00ac7406" officeooo:paragraph-rsid="00ac7406" style:font-name-asian="Times New Roman1" style:font-size-asian="12pt" style:font-weight-asian="normal" style:font-name-complex="Times New Roman1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xmlns:officeooo="http://openoffice.org/2009/office" style:use-window-font-color="true" style:font-name="Times New Roman" fo:font-size="12pt" fo:language="es" fo:country="ES" fo:font-weight="bold" officeooo:rsid="00a24328" officeooo:paragraph-rsid="006a78af" style:font-name-asian="Times New Roman1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xmlns:officeooo="http://openoffice.org/2009/office" officeooo:rsid="00a24328" officeooo:paragraph-rsid="00ab625e"/>
    </style:style>
    <style:style style:name="T1" style:family="text">
      <style:text-properties style:use-window-font-color="true" style:font-name="Times New Roman" fo:font-size="12pt" fo:language="es" fo:country="E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2" style:family="text">
      <style:text-properties xmlns:officeooo="http://openoffice.org/2009/office" style:use-window-font-color="true" style:font-name="Times New Roman" fo:font-size="12pt" fo:language="es" fo:country="ES" fo:font-weight="normal" officeooo:rsid="00a24328" style:font-name-asian="Times New Roman1" style:font-size-asian="12pt" style:font-weight-asian="normal" style:font-name-complex="Times New Roman1" style:font-size-complex="12pt" style:font-weight-complex="normal"/>
    </style:style>
    <style:style style:name="T4" style:family="text">
      <style:text-properties xmlns:officeooo="http://openoffice.org/2009/office" style:use-window-font-color="true" style:font-name="Times New Roman" fo:font-size="12pt" fo:language="es" fo:country="ES" fo:font-weight="normal" officeooo:rsid="00a73ccd" style:font-name-asian="Times New Roman1" style:font-size-asian="12pt" style:font-weight-asian="normal" style:font-name-complex="Times New Roman1" style:font-size-complex="12pt" style:font-weight-complex="normal"/>
    </style:style>
    <style:style style:name="T5" style:family="text">
      <style:text-properties xmlns:officeooo="http://openoffice.org/2009/office" style:use-window-font-color="true" style:font-name="Times New Roman" fo:font-size="12pt" fo:language="es" fo:country="ES" fo:font-weight="normal" officeooo:rsid="00a9da69" style:font-name-asian="Times New Roman1" style:font-size-asian="12pt" style:font-weight-asian="normal" style:font-name-complex="Times New Roman1" style:font-size-complex="12pt" style:font-weight-complex="normal"/>
    </style:style>
    <style:style style:name="T6" style:family="text">
      <style:text-properties xmlns:officeooo="http://openoffice.org/2009/office" style:use-window-font-color="true" style:font-name="Times New Roman" fo:font-size="12pt" fo:language="es" fo:country="ES" fo:font-weight="normal" officeooo:rsid="00ab625e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" fo:font-size="12pt" fo:language="es" fo:country="E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8" style:family="text">
      <style:text-properties xmlns:officeooo="http://openoffice.org/2009/office" style:font-name="Times New Roman" fo:font-size="12pt" fo:language="es" fo:country="ES" fo:font-weight="normal" officeooo:rsid="00a24328" style:font-name-asian="Times New Roman1" style:font-size-asian="12pt" style:font-weight-asian="normal" style:font-name-complex="Times New Roman1" style:font-size-complex="12pt" style:font-weight-complex="normal"/>
    </style:style>
    <style:style style:name="T9" style:family="text">
      <style:text-properties xmlns:officeooo="http://openoffice.org/2009/office" style:font-name="Times New Roman" fo:font-size="12pt" fo:language="es" fo:country="ES" fo:font-weight="normal" officeooo:rsid="00a51964" style:font-name-asian="Times New Roman1" style:font-size-asian="12pt" style:font-weight-asian="normal" style:font-name-complex="Times New Roman1" style:font-size-complex="12pt" style:font-weight-complex="normal"/>
    </style:style>
    <style:style style:name="T10" style:family="text">
      <style:text-properties xmlns:officeooo="http://openoffice.org/2009/office" style:font-name="Times New Roman" fo:font-size="12pt" fo:language="es" fo:country="ES" fo:font-weight="normal" officeooo:rsid="00a6e118" style:font-name-asian="Times New Roman1" style:font-size-asian="12pt" style:font-weight-asian="normal" style:font-name-complex="Times New Roman1" style:font-size-complex="12pt" style:font-weight-complex="normal"/>
    </style:style>
    <style:style style:name="T11" style:family="text">
      <style:text-properties xmlns:officeooo="http://openoffice.org/2009/office" style:font-name="Times New Roman" fo:font-size="12pt" fo:language="es" fo:country="ES" fo:font-weight="bold" officeooo:rsid="00a24328" style:font-name-asian="Times New Roman1" style:font-size-asian="12pt" style:font-weight-asian="bold" style:font-name-complex="Times New Roman1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CTA DE CONSTITUCIÓN DE ASOCIACIÓN</text:p>
      <text:p text:style-name="P6"/>
      <text:p text:style-name="P2">REUNIDOS</text:p>
      <text:p text:style-name="P4"/>
      <text:p text:style-name="P5"> Sara Houston Buesa, mayor de edad, de nacionalidad española, con domicilio en Camino Lorem ipsum dolor, 93A 10ºH, NIE núm. 54113125J, y en calidad de representante legal;   Juan Camejo Alarcón, mayor de edad, de nacionalidad española, con domicilio en Urbanización Lorem ipsum dolor sit, 138 6ºH, Pasaporte núm. 71928721Q, y en calidad de apoderado;   actuando en nombre y representación de: Banco Santander, S.A, con domicilio en Paseo de las Yeserías 11, Escalera 2, 4.º B, 28005, Madrid, España,  C.I.F/N.I.F número B29805314, e inscrita en: Registro Mercantil de Madrid  con la siguiente información: Tomo 123, folio 10, hoja SE-1234.</text:p>
      <text:p text:style-name="P5"> Antonio Banderas, mayor de edad, de nacionalidad española, con domicilio en Alameda Lorem, 56B, DNI núm. 93066379F, y en calidad de representante legal;   Brad Pitt, mayor de edad, de nacionalidad española, con domicilio en Camino Lorem ipsum dolor, 93A 10ºH, Pasaporte núm. Y1841513D, y en calidad de apoderado total;   actuando en nombre y representación de: Indra Sistemas, S.A, con domicilio en C. Comercial Lorem ipsum dolor, 3B 11ºA,  C.I.F/N.I.F número A18313189, e inscrita en: Registro Mercantil de Albacete  con la siguiente información: Tomo 100, folio 20, hoja SE-999.</text:p>
      <text:p text:style-name="P5">Alberto Sabina Fajardo, mayor de edad, de nacionalidad española, y con domicilio en Pasadizo Lorem ipsum dolor sit, 20B 14ºB, con DNI número 44418223W, y actuando en su propio nombre y representación.</text:p>
      <text:p text:style-name="P5">Jazmín Gamez Sandoval, mayor de edad, de nacionalidad española, con domicilio en Cañada Lorem ipsum dolor, 174 8ºD, NIE número: 17464671N, en calidad de apoderado, acreditado según escritura pública y/o autorización pertinente y actuando en nombre y representación de Stalin Moreno, de nacionalidad española, con domicilio en Vía Lorem ipsum dolor sit, 97A 2ºE y NIE número X2497232F.</text:p>
      <text:p text:style-name="P4">Todos los reunidos, </text:p>
      <text:p text:style-name="P3">EXPONEN</text:p>
      <text:p text:style-name="P1">PRIMERO.</text:p>
      <text:p text:style-name="P7"><text:span text:style-name="T7">La sociedad se denomina </text:span><text:span text:style-name="T8">Cannabis</text:span></text:p>
      <text:p text:style-name="P11">En el lugar, fecha y hora indicados, se reúnen las personas reseñadas, todas ellas con capacidad de obrar suficiente para la constitución de una asociación amparada en el artículo 22 de la Constitución Española. </text:p>
      <text:p text:style-name="P11"/>
      <text:p text:style-name="P8"><text:span text:style-name="T11">SEGUNDO.</text:span><text:span text:style-name="T8"> </text:span></text:p>
      <text:p text:style-name="P8"><text:span text:style-name="T8">Que, por unanimidad han sido elegidos para presidir la sesión </text:span><text:span text:style-name="T9">Martino Montano Holguín</text:span><text:span text:style-name="T8"> y para actuar como Secretario </text:span><text:span text:style-name="T9">Martino Montano Holguín</text:span><text:span text:style-name="T8">. </text:span></text:p>
      <text:p text:style-name="P11"/>
      <text:p text:style-name="P8"><text:span text:style-name="T11">TERCERO.</text:span><text:span text:style-name="T8"> </text:span></text:p>
      <text:p text:style-name="P12">Se procede a dar lectura del proyecto de Estatutos por el que ha de regirse la asociación y que han sido redactados con carácter previo al presente acto. </text:p>
      <text:p text:style-name="P11"/>
      <text:p text:style-name="P8"><text:span text:style-name="T11">CUARTO.</text:span><text:span text:style-name="T8"> </text:span></text:p>
      <text:p text:style-name="P9"><text:span text:style-name="T2">La Asociación tiene una duración </text:span><text:span text:style-name="T4">limitada, constituyéndose por el plazo de 1 año y 6 meses.</text:span></text:p>
      <text:p text:style-name="P11"/>
      <text:p text:style-name="P8"><text:span text:style-name="T11">QUINTO.</text:span><text:span text:style-name="T8"> </text:span></text:p>
      <text:p text:style-name="P12">Tras el debate y deliberación de los Estatutos, se adoptan los siguientes: </text:p>
      <text:p text:style-name="P11"/>
      <text:p text:style-name="P14">ACUERDOS </text:p>
      <text:p text:style-name="P11"/>
      <text:p text:style-name="P7"><text:span text:style-name="T11">PRIMERO.</text:span><text:span text:style-name="T8"> CONSTITUCIÓN DE LA ASOCIACIÓN </text:span></text:p>
      <text:p text:style-name="P11"/>
      <text:p text:style-name="P7"><text:soft-page-break/><text:span text:style-name="T8">Las partes han acordado constituir una asociación sin ánimo de lucro, en base <text:s/>a la Ley reguladora del Derecho de Asociación, cuya denominación exacta será </text:span><text:span text:style-name="T10">Cannabis</text:span><text:span text:style-name="T8">, estará domiciliada en </text:span><text:span text:style-name="T9">Paseo de las Yeserías 11, Escalera 2, 4.º B, 28005, Madrid, España</text:span><text:span text:style-name="T8">, y tendrá como fin: </text:span></text:p>
      <text:p text:style-name="P7"><text:span text:style-name="T8"><text:s/></text:span><text:span text:style-name="T9">Vender maría de la buena</text:span></text:p>
      <text:p text:style-name="P11"/>
      <text:p text:style-name="P7"><text:span text:style-name="T11">SEGUNDO.</text:span><text:span text:style-name="T8"> ÓRGANO DE GOBIERNO </text:span></text:p>
      <text:p text:style-name="P11">Las partes han decidido nombrar a los siguientes miembros del órgano de representación inicial de la asociación: <text:s/><text:s/></text:p>
      <text:p text:style-name="P7"><text:span text:style-name="T8">- </text:span><text:span text:style-name="T9">Martino Montano Holguín</text:span><text:span text:style-name="T8">, como Presidente </text:span></text:p>
      <text:p text:style-name="P7"><text:span text:style-name="T8">- </text:span><text:span text:style-name="T9">Martino Montano Holguín</text:span><text:span text:style-name="T8">, como Secretario </text:span></text:p>
      <text:p text:style-name="P11"/>
      <text:p text:style-name="P7"><text:span text:style-name="T11">TERCERO.</text:span><text:span text:style-name="T8"> APROBACIÓN DE ESTATUTOS </text:span></text:p>
      <text:p text:style-name="P7"><text:span text:style-name="T8">Las partes acuerdan aprobar los Estatutos sociales de la Asociación: "</text:span><text:span text:style-name="T9">Cannabis</text:span><text:span text:style-name="T8">", cuyo tenor literal se refleja en el documento anexo a este acta fundacional, extendidos en duplicado, firmado por todos los socios fundadores y fechado en igual fecha que la presente acta fundacional. </text:span></text:p>
      <text:p text:style-name="P11"/>
      <text:p text:style-name="P7"><text:span text:style-name="T11">CUARTO.</text:span><text:span text:style-name="T8"> FORMALIDADES </text:span></text:p>
      <text:p text:style-name="P15"><text:span text:style-name="T1">El órgano de representación inicial designado se encargará de realizar los trámites y actuaciones que sean necesarias ante el Registro de Asociaciones para proceder a la inscripción de la asociación.</text:span><text:span text:style-name="T5"> </text:span></text:p>
      <text:p text:style-name="P15"><text:span text:style-name="T6">Y no habiendo más asuntos de que tratar, se levanta esta sesión siendo las 11:30 horas de la que se extiende la presente acta funcional, que es firmada, en señal de aprobación, por todos los asistentes.</text:span></text:p>
      <text:p text:style-name="P13"><text:s/><text:s/></text:p>
      <text:p text:style-name="P7"><text:span text:style-name="T8">En </text:span><text:span text:style-name="T9">Madrid</text:span><text:span text:style-name="T8">, a </text:span><text:span text:style-name="T9">12 de febrero de 2020</text:span><text:span text:style-name="T8">. </text:span></text:p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xmlns:loext="urn:org:documentfoundation:names:experimental:office:xmlns:loext:1.0"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xmlns:loext="urn:org:documentfoundation:names:experimental:office:xmlns:loext:1.0" fo:margin-top="0in" fo:margin-bottom="0.111in" loext:contextual-spacing="false" fo:line-height="108%" fo:text-align="start" style:justify-single-word="false" fo:orphans="2" fo:widows="2" style:writing-mode="lr-tb"/>
      <style:text-properties style:rfc-language-tag="es-ES-u-co-trad" fo:language="es" fo:country="ES"/>
    </style:style>
    <style:style style:name="Heading" style:family="paragraph" style:parent-style-name="Standard" style:next-style-name="Text_20_body" style:class="text">
      <style:paragraph-properties xmlns:loext="urn:org:documentfoundation:names:experimental:office:xmlns:loext:1.0"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xmlns:loext="urn:org:documentfoundation:names:experimental:office:xmlns:loext:1.0"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xmlns:loext="urn:org:documentfoundation:names:experimental:office:xmlns:loext:1.0"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paragraph-properties xmlns:loext="urn:org:documentfoundation:names:experimental:office:xmlns:loext:1.0" fo:margin-left="0.5in" fo:margin-right="0in" fo:margin-top="0in" fo:margin-bottom="0.111in" loext:contextual-spacing="true" fo:text-indent="0in" style:auto-text-indent="false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2pt" style:rfc-language-tag="es-ES-u-co-trad" fo:language="es" fo:country="ES" style:font-name-asian="Cambria Math" style:font-family-asian="'Cambria Math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style:use-window-font-color="true"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style:use-window-font-color="true" fo:font-size="10pt" style:font-size-asian="10pt"/>
    </style:style>
    <style:style style:name="ListLabel_20_26" style:display-name="ListLabel 26" style:family="text">
      <style:text-properties style:use-window-font-color="true"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CAMEJO ALARCON, J. (JUAN)</meta:initial-creator>
    <meta:editing-cycles>146</meta:editing-cycles>
    <meta:creation-date>2019-11-25T09:28:00</meta:creation-date>
    <dc:date>2020-08-12T17:56:22.647615644</dc:date>
    <meta:editing-duration>P2DT1H9M28S</meta:editing-duration>
    <meta:generator>WebODF/0.5.9 Mozilla/5.0 (Macintosh; Intel Mac OS X 10_15_2) AppleWebKit/537.36 (KHTML, like Gecko) Chrome/84.0.4147.105 Safari/537.36</meta:generator>
    <meta:document-statistic meta:table-count="0" meta:image-count="0" meta:object-count="0" meta:page-count="2" meta:paragraph-count="31" meta:word-count="272" meta:character-count="1805" meta:non-whitespace-character-count="153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